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8d5cc" officeooo:paragraph-rsid="0008d5cc"/>
    </style:style>
    <style:style style:name="P2" style:family="paragraph" style:parent-style-name="Standard">
      <style:text-properties officeooo:rsid="000aab02" officeooo:paragraph-rsid="000aab02"/>
    </style:style>
    <style:style style:name="P3" style:family="paragraph" style:parent-style-name="Standard">
      <style:text-properties officeooo:rsid="000b9284" officeooo:paragraph-rsid="000b9284"/>
    </style:style>
    <style:style style:name="P4" style:family="paragraph" style:parent-style-name="Standard">
      <style:text-properties officeooo:rsid="000e9923" officeooo:paragraph-rsid="000e9923"/>
    </style:style>
    <style:style style:name="P5" style:family="paragraph" style:parent-style-name="Standard">
      <style:text-properties officeooo:rsid="000f07ef" officeooo:paragraph-rsid="000f07ef"/>
    </style:style>
    <style:style style:name="P6" style:family="paragraph" style:parent-style-name="Standard">
      <style:text-properties officeooo:rsid="0010642e" officeooo:paragraph-rsid="0010642e"/>
    </style:style>
    <style:style style:name="P7" style:family="paragraph" style:parent-style-name="Standard">
      <style:text-properties officeooo:rsid="0010bdba" officeooo:paragraph-rsid="0010bdba"/>
    </style:style>
    <style:style style:name="T1" style:family="text">
      <style:text-properties officeooo:rsid="0009010e"/>
    </style:style>
    <style:style style:name="T2" style:family="text">
      <style:text-properties officeooo:rsid="0011f0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NAS<text:span text:style-name="T1">(Es recomendable instalarlo en un disco rígido chico ya que no deja particionar)</text:span>, openFiler <text:span text:style-name="T1">(permite usar el mismo disco en el que se instala)</text:span></text:p>
      <text:p text:style-name="P2">cinecalidad.to</text:p>
      <text:p text:style-name="P3">hirens boot cd pe windows 10</text:p>
      <text:p text:style-name="P3"/>
      <text:p text:style-name="P4">pathname.com: explica el proposito y los requerimientos de los distintos comandos de Linux</text:p>
      <text:p text:style-name="P4"/>
      <text:p text:style-name="P4">etc: se encuentran las configuraciones del SO</text:p>
      <text:p text:style-name="P4"/>
      <text:p text:style-name="P5">nivel 0: copia modificaciones</text:p>
      <text:p text:style-name="P5"/>
      <text:p text:style-name="P6">color azul: directorios</text:p>
      <text:p text:style-name="P6">color verde: archivo</text:p>
      <text:p text:style-name="P6"/>
      <text:p text:style-name="P6">ls -l</text:p>
      <text:p text:style-name="P6"/>
      <text:p text:style-name="P7">file: muestra datos sobre un comandos</text:p>
      <text:p text:style-name="P7"/>
      <text:p text:style-name="P7">EN linux no existen las extensiones como en windows si no que para identificar de que tipo de dato se trata <text:span text:style-name="T2">Linux recoge los datos del header del archivo que es algo único de cada tipo de archivo. EJ: El Header de un JPEG en hexadecimal siempre empieza con FF D8 FF E0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9:15:19.711823434</meta:creation-date>
    <dc:date>2018-09-05T22:15:42.879255659</dc:date>
    <meta:editing-duration>PT8M21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1" meta:word-count="122" meta:character-count="708" meta:non-whitespace-character-count="597"/>
  </office:meta>
</office:document-meta>
</file>